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article">
        <text:section text:style-name="Sect1" text:name="box">
          <text:p text:style-name="Standard"/>
          <text:section text:style-name="Sect1" text:name="primary">
            <text:p text:style-name="Text_20_body">I decided to support Barack Obama pretty early in the Democratic primary, around spring of 2007. But unlike so many of his supporters, I never experienced a kind of emotional response to his candidacy. I never felt his election would change everything about American politics or government, that it would <text:a xlink:type="simple" xlink:href="http://babybluecafe.blogspot.com/2008/11/out-of-heart-of-darkness-bob-dylan.html" text:style-name="Internet_20_link" text:visited-style-name="Visited_20_Internet_20_Link">lead us out of the darkness</text:a>. Nothing Obama did or said ever made me well up with tears.</text:p>
            <text:p text:style-name="Text_20_body">Possibly for that same reason, I have never felt even a bit of the crushing sense of disappointment that at various times has enveloped so many Obama voters. I supported Obama because I judged him to have a keen analytical mind, grasping both the possibilities and the limits of activist government, and possessed of excellent communicative talents. I thought he would nudge government policy in an incrementally better direction. I consider his presidency an overwhelming success.  </text:p>
            <text:p text:style-name="Text_20_body">I can understand why somebody who never shared Obama’s goals would vote against his reelection. If you think the tax code already punishes the rich too heavily, that it’s not government’s role to subsidize health insurance for those who can’t obtain it, that the military shouldn’t have to let gays serve openly, and so on, then Obama’s presidency has been a disaster, but you probably didn’t vote for him last time. For anybody who voted for Obama in 2008 and had even the vaguest sense of his platform, the notion that he has fallen short of some plausible performance threshold seems to me unfathomable.</text:p>
            <text:p text:style-name="Text_20_body">Obama’s résumé of accomplishments is broad and deep, running the gamut from economic to social to foreign policy. The general thrust of his reforms, especially in economic policy, has been a combination of politically radical and ideologically moderate. The combination has confused liberals into thinking of Obamaism as a series of sad half-measures, and conservatives to deem it socialism, but the truth is neither. Obama’s agenda has generally hewed to the consensus of mainstream economists and policy experts. What makes the agenda radical is that, historically, vast realms of policy had been shaped by special interests for their own benefit. Plans to rationalize those things, to write laws that make sense, molder on think-tank shelves for years, even generations. They are often boring. But then Obama, in a frenetic burst of activity, made many of them happen all at once.</text:p>
            <text:p text:style-name="Text_20_body"><text:a xlink:type="simple" xlink:href="http://www.brookings.edu/research/reports/2009/09/01-btc" text:style-name="Internet_20_link" text:visited-style-name="Visited_20_Internet_20_Link">Bipartisan panels of economists</text:a> had long urged Medicare to reform its payment methods to curb perverse incentives by hospitals and doctors to run up costs as high as possible; Obama overcame fierce resistance in Congress in order to craft, as part of Obamacare, a revolution in paying for quality rather than quantity. He <text:a xlink:type="simple" xlink:href="http://www.tnr.com/blog/jonathan-chait/the-other-huge-reform-stake-sunday" text:style-name="Internet_20_link" text:visited-style-name="Visited_20_Internet_20_Link">eliminated billions of dollars</text:a> in useless subsidies to banks funneling (at no risk) government loans to college students. By dangling federal public-education grants, Obama unleashed a wave of public-school reform, over the objections of the most recalcitrant elements of the teachers union movement. And he forced Wall Street to accept financial regulations that, while weaker than ideal, were <text:a xlink:type="simple" xlink:href="http://www.tnr.com/blog/jonathan-chait/75852/the-financial-reform-deal-parsed" text:style-name="Internet_20_link" text:visited-style-name="Visited_20_Internet_20_Link">far tougher</text:a> than anybody considered possible to get through Congress.</text:p>
            <text:section text:style-name="Sect1" text:name="ad-cid-35">
              <text:p text:style-name="Text_20_body"/>
            </text:section>
            <text:p text:style-name="Text_20_body">It is noteworthy that four of the best decisions that Obama made during his presidency ran against <text:soft-page-break/>the advice of much of his own administration. Numerous Democrats in Congress and the White House urged him to throw in the towel on health-care reform, but he was one of very few voices in his administration determined to see it through. Many of his own advisers, both economists steeped in free-market models and advisers anxious about a bailout-weary public, argued against his decision to extend credit to, and restructure, the auto industry. On Libya, Obama’s staff presented him with options either to posture ineffectually or do nothing; <text:a xlink:type="simple" xlink:href="http://www.vanityfair.com/politics/2012/10/michael-lewis-profile-barack-obama" text:style-name="Internet_20_link" text:visited-style-name="Visited_20_Internet_20_Link">he alone</text:a> forced them to draw up an option that would prevent a massacre. And Obama overruled some cautious advisers and decided to kill Osama bin Laden.</text:p>
            <text:p text:style-name="Text_20_body">The latter three decisions are all highly popular now, but all of them carried the risk of inflicting a mortal political wound, like Bill Clinton’s health-care failure and Jimmy Carter’s attempted raid into Iran. (George W. Bush, presented with a similar option, <text:a xlink:type="simple" xlink:href="http://www.nytimes.com/2007/07/08/washington/08intel.html?pagewanted=all" text:style-name="Internet_20_link" text:visited-style-name="Visited_20_Internet_20_Link">did not strike</text:a> bin Laden.) In making these calls, Obama displayed judgment and nerve.</text:p>
            <text:p text:style-name="Text_20_body">A year ago, I <text:a xlink:type="simple" xlink:href="http://nymag.com/news/politics/liberals-jonathan-chait-2011-11/" text:style-name="Internet_20_link" text:visited-style-name="Visited_20_Internet_20_Link">wrote about</text:a> the pervasive disillusionment felt by Obama’s supporters. It is a sentiment that has shadowed every Democratic president since Franklin Roosevelt, and even Roosevelt provoked long bouts of agony and disillusionment among his supporters. All were seen by many Democrats at the time as failures, weaklings, or unprincipled deal-makers. It's true that all of them, including Obama, have made terrible errors. What this tells us, though, is that we need some realistic baseline against which to measure them.</text:p>
            <text:p text:style-name="Text_20_body">Obama can boast a record of accomplishment that bests any president since Roosevelt, and has fewer demerits on his record than any of them, including Roosevelt. The only president that comes close in gross positive accomplishment is Lyndon Johnson, whose successes were overwhelmed by his failures to such a degree that he abandoned his reelection campaign. The immediacy of the political moment can — and usually does — blind us. (In the aftermath of September 11, 2001, the wide and even bipartisan sentiment prevailed that George W. Bush was <text:span text:style-name="T1">exactly the right sort of person</text:span> we would want to have as president at that moment.)</text:p>
            <text:p text:style-name="Text_20_body">The sense among Obama’s wavering supporters that he has failed rests upon a two-part indictment. The first and most potent is that he has presided over a weak economy. This line of attack on Obama became inevitable starting on approximately September 14, 2008, when the U.S. financial system imploded. The economists <text:a xlink:type="simple" xlink:href="http://press.princeton.edu/titles/8973.html" text:style-name="Internet_20_link" text:visited-style-name="Visited_20_Internet_20_Link">Carmen Reinhart and Kenneth Rogoff</text:a> have established that financial crises wreak vastly deeper harm than regular recessions. Financial crises freak out consumers, and they freak out political elites in a way that creates a panicked stampede toward exactly the wrong sorts of policies (like reducing short-term deficits) that in turn makes the crisis even worse.</text:p>
            <text:section text:style-name="Sect1" text:name="ad-cid-36">
              <text:p text:style-name="Text_20_body"/>
            </text:section>
            <text:p text:style-name="Text_20_body">This panic has impeded Obama’s recovery measures. But the fact remains that, by the standards of a financial crisis, the United States suffered through a relatively shallow trough and has enjoyed a fairly rapid recovery. (Here is a <text:a xlink:type="simple" xlink:href="http://oregoneconomicanalysis.files.wordpress.com/2012/09/rr_employment.jpg?w=500&amp;h=300" text:style-name="Internet_20_link" text:visited-style-name="Visited_20_Internet_20_Link">chart</text:a> laying out the comparison between the United States and other comparably afflicted economies.) Obama managed to stabilize the financial system and, through the stimulus, avert a total collapse in consumer demand.</text:p>
            <text:p text:style-name="Text_20_body">But while America has suffered less since 2008 than other victims of a financial crisis, it has suffered. Obama’s notable success in containing the damage has not redounded to his benefit for <text:soft-page-break/>another, even more historically durable reason: Voters tend to blame or credit incumbent politicians for the state of their lives utterly regardless of responsibility. This is not even limited to things like the economy, where politicians can affect the outcome. Voters reward or punish incumbents based on <text:a xlink:type="simple" xlink:href="http://www.andrew.cmu.edu/user/gasper/WorkingPapers/makeitrain.pdf" text:style-name="Internet_20_link" text:visited-style-name="Visited_20_Internet_20_Link">the weather</text:a> or <text:a xlink:type="simple" xlink:href="http://www.pnas.org/content/107/29/12804.full" text:style-name="Internet_20_link" text:visited-style-name="Visited_20_Internet_20_Link">the success of local sports teams</text:a>. Mitt Romney’s campaign theme attempting to assign all blame to Obama for the state of the economy is a clever manipulation of this long-standing form of irrationality. In 2004, Romney <text:a xlink:type="simple" xlink:href="http://nymag.com/daily/intel/2012/08/video-proves-mitt-knows-whole-campaign-is-a-lie.html" text:style-name="Internet_20_link" text:visited-style-name="Visited_20_Internet_20_Link">dismissed</text:a> any attempt to blame George W. Bush for the decline of jobs under his watch as “poppycock.” In his most condescending tone, Romney explained that <text:span text:style-name="T1">of course</text:span> outside forces were to blame — those outside forces being the vastly milder 2001 recession — and that attempting to hold Bush responsible for the economic record of his term was sheer stupidity. Now Romney has made that very theme the central basis of his presidential campaign.</text:p>
            <text:p text:style-name="Text_20_body">The second indictment of Obama is that he failed to redeem the broader vision of trans-partisan governance he campaigned on. The reason this happened is that the Republicans' leadership in Congress grasped early on that its path to returning to power required Obama to fail, and that they could help bring this about by denying his initiatives any support. In a meeting before Obama’s inauguration <text:a xlink:type="simple" xlink:href="http://swampland.time.com/2012/08/23/the-party-of-no-new-details-on-the-gop-plot-to-obstruct-obama/" text:style-name="Internet_20_link" text:visited-style-name="Visited_20_Internet_20_Link">reported by </text:a><text:a xlink:type="simple" xlink:href="http://swampland.time.com/2012/08/23/the-party-of-no-new-details-on-the-gop-plot-to-obstruct-obama/" text:style-name="Internet_20_link" text:visited-style-name="Visited_20_Internet_20_Link"><text:span text:style-name="Emphasis">Time</text:span></text:a><text:a xlink:type="simple" xlink:href="http://swampland.time.com/2012/08/23/the-party-of-no-new-details-on-the-gop-plot-to-obstruct-obama/" text:style-name="Internet_20_link" text:visited-style-name="Visited_20_Internet_20_Link">’s Michael Grunwald</text:a>, the House Republican leadership instructed their members on exactly this strategy. GOP Senate Minority Leader Mitch McConnell has followed the <text:a xlink:type="simple" xlink:href="http://www.theatlantic.com/magazine/print/2011/01/strict-obstructionist/308344/" text:style-name="Internet_20_link" text:visited-style-name="Visited_20_Internet_20_Link">same strategy</text:a>. GOP House members and senators have admitted, some of them publicly, that their leadership prevailed upon them not to negotiate with Obama.</text:p>
            <text:p text:style-name="Text_20_body">Partisan strife between Congress and the president has gone on for decades. In the past, members of Congress often opposed the president’s agenda, but they also believed that the voters would punish them if they failed to show accomplishments, and so they carefully balanced their substantive opposition with a sense of political self-preservation. What makes the Republican opposition different is that it rests upon a novel, and probably true, insight. Most Americans pay little attention to the details of policy. They rely upon a broad heuristic — if something has touched off an ugly and protracted battle, it is probably bad, but if both sides agree on it, it is probably good. Even many Sunday political talk-show chatterers and other blowhards use the same basic thought process. And so, as McConnell <text:a xlink:type="simple" xlink:href="http://www.nytimes.com/2010/03/17/us/politics/17mcconnell.html?pagewanted=1&amp;hp" text:style-name="Internet_20_link" text:visited-style-name="Visited_20_Internet_20_Link">actually said out loud</text:a>, “if the proponents of the bill were able to say it was bipartisan, it tended to convey to the public that this is O.K., they must have figured it out.” McConnell, in keeping with his Bond-villain habit of boasting openly about his nefarious intentions, actually announced in a <text:a xlink:type="simple" xlink:href="http://www.youtube.com/watch?v=W-A09a_gHJc" text:style-name="Internet_20_link" text:visited-style-name="Visited_20_Internet_20_Link">prepared speech</text:a> that his top political priority was to make Obama a one-term president.</text:p>
            <text:section text:style-name="Sect1" text:name="ad-cid-37">
              <text:p text:style-name="Text_20_body"/>
            </text:section>
            <text:p text:style-name="Text_20_body">The Republican strategy is perfectly clear and not even very well hidden. Yet many of us don’t accept it as a reality because it does not <text:span text:style-name="T1">feel</text:span> true. We instinctively hold the president, not Congress, responsible, another finding political scientists have <text:a xlink:type="simple" xlink:href="http://themonkeycage.org/blog/2010/10/29/why_divided_government_is_bad_/" text:style-name="Internet_20_link" text:visited-style-name="Visited_20_Internet_20_Link">measured</text:a>. The hunger to attribute all outcomes to the president is so deep that the political elite take it on faith. Bob Woodward, who is justly famed as a reporter but whose opinions are interesting only as a barometer of Washington establishmentarianism, blamed Obama because Republicans turned down an extraordinarily favorable budget deal. “Presidents work their will — or should work their will,” Woodward <text:a xlink:type="simple" xlink:href="http://www.tnr.com/book/review/bob-woodward-price-of-politics?page=0,1" text:style-name="Internet_20_link" text:visited-style-name="Visited_20_Internet_20_Link">declared</text:a>, “on the important matters of national business.”</text:p>
            <text:p text:style-name="Text_20_body">How can a president “work his will” in such a way as to force autonomous members of the opposite <text:soft-page-break/>party controlling a co-equal branch of government to sacrifice their own calculated self-interest? It is a form of magical thinking, but a pervasive one. Which is exactly why the Republican strategy — making Obama’s promise to transcend partisanship fail by withholding cooperation — has worked.</text:p>
            <text:p text:style-name="Text_20_body">Whether this strategy succeeds in its ultimate goal — returning the GOP to power in 2013 — depends on the election. In an unusual way, the success of Obama’s first term hangs in large part on his reelection bid, as a President Romney would probably kill his grandest achievement of providing health insurance to those Americans too sick or poor to acquire it in the marketplace. So any evaluation of Obama’s term before the election must be provisional.</text:p>
            <text:p text:style-name="Text_20_body">What can be said without equivocation is that Obama has proven himself morally, intellectually, temperamentally, and strategically. In my lifetime, or my parents’, he is easily the best president. On his own terms, and not merely as a contrast to an unacceptable alternative, he overwhelmingly deserves reelection.</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25:31.533000000</meta:creation-date>
    <dc:date>2015-04-01T11:26:13.435000000</dc:date>
    <meta:editing-duration>PT41S</meta:editing-duration>
    <meta:editing-cycles>1</meta:editing-cycles>
    <meta:document-statistic meta:table-count="0" meta:image-count="0" meta:object-count="0" meta:page-count="4" meta:paragraph-count="18" meta:word-count="1857" meta:character-count="11569" meta:non-whitespace-character-count="9718"/>
    <meta:generator>LibreOffice/4.3.6.2$Windows_x86 LibreOffice_project/d50a87b2e514536ed401c18000dad4660b6a169e</meta:generator>
  </office:meta>
</office:document-meta>
</file>